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00000040EAB85BDE6D99BF66C.png" manifest:media-type="image/png"/>
  <manifest:file-entry manifest:full-path="Pictures/10000001000004EE0000040E37EA35B55F7E6DBC.png" manifest:media-type="image/png"/>
  <manifest:file-entry manifest:full-path="Pictures/10000001000004CE00000412B859785A35941B64.png" manifest:media-type="image/png"/>
  <manifest:file-entry manifest:full-path="Pictures/1000000100000266000000B0B9CC72C7B460A1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7.648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28cm, 9.055cm, 0.605cm, 5.342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6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.5cm" svg:height="1.354cm" svg:x="12.3cm" svg:y="13.996cm">
          <draw:image xlink:href="Pictures/1000000100000266000000B0B9CC72C7B460A192.png" xlink:type="simple" xlink:show="embed" xlink:actuate="onLoad" draw:mime-type="image/png">
            <text:p/>
          </draw:image>
        </draw:frame>
        <draw:frame draw:style-name="gr2" draw:text-style-name="P1" draw:layer="layout" svg:width="16.246cm" svg:height="13.762cm" svg:x="5.5cm" svg:y="0.538cm">
          <draw:image xlink:href="Pictures/10000001000004CE00000412B859785A35941B64.png" xlink:type="simple" xlink:show="embed" xlink:actuate="onLoad" draw:mime-type="image/png">
            <text:p/>
          </draw:image>
        </draw:frame>
        <draw:frame draw:style-name="gr2" draw:text-style-name="P1" draw:layer="layout" svg:width="5.234cm" svg:height="1.5cm" svg:x="14.266cm" svg:y="7cm">
          <draw:image xlink:href="Pictures/1000000100000266000000B0B9CC72C7B460A192.png" xlink:type="simple" xlink:show="embed" xlink:actuate="onLoad" draw:mime-type="image/png">
            <text:p/>
          </draw:image>
        </draw:frame>
        <draw:g>
          <draw:frame draw:style-name="gr3" draw:text-style-name="P1" draw:layer="layout" svg:width="0.828cm" svg:height="1.244cm" svg:x="15.084cm" svg:y="4.632cm">
            <draw:image xlink:href="Pictures/1000000100000266000000B0B9CC72C7B460A192.png" xlink:type="simple" xlink:show="embed" xlink:actuate="onLoad" draw:mime-type="image/png">
              <text:p/>
            </draw:image>
          </draw:frame>
          <draw:custom-shape draw:style-name="gr4" draw:text-style-name="P1" draw:layer="layout" svg:width="2cm" svg:height="2cm" svg:x="13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8cm" svg:height="0.8cm" svg:x="15.1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2.9cm" svg:y1="5.5cm" svg:x2="11.9cm" svg:y2="6.5cm">
            <text:p/>
          </draw:line>
          <draw:line draw:style-name="gr6" draw:text-style-name="P2" draw:layer="layout" svg:x1="16.121cm" svg:y1="2.58cm" svg:x2="17.121cm" svg:y2="1.58cm">
            <text:p/>
          </draw:line>
          <draw:path draw:style-name="gr7" draw:text-style-name="P2" draw:layer="layout" svg:width="2.431cm" svg:height="2.873cm" draw:transform="skewX (-0.00122173047639606) rotate (-0.121823981789205) translate (14.3458122809787cm 3.21351168604695cm)" svg:viewBox="0 0 2432 2874" svg:d="M0 2874c3082 1 2357-2874 2357-2874">
            <text:p/>
          </draw:path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1" draw:layer="layout" svg:width="14.5cm" svg:height="12cm" svg:x="6cm" svg:y="0.5cm">
          <draw:image xlink:href="Pictures/10000001000004EE0000040E37EA35B55F7E6DBC.png" xlink:type="simple" xlink:show="embed" xlink:actuate="onLoad" draw:mime-type="image/png">
            <text:p/>
          </draw:image>
        </draw:frame>
        <draw:frame draw:style-name="gr9" draw:text-style-name="P4" draw:layer="layout" svg:width="7cm" svg:height="0.962cm" svg:x="11.4cm" svg:y="12.538cm">
          <draw:text-box>
            <text:p>p<text:span text:style-name="T1">ymiss</text:span> [MeV/c]</text:p>
          </draw:text-box>
        </draw:frame>
        <draw:frame draw:style-name="gr10" draw:text-style-name="P4" draw:layer="layout" svg:width="4.2cm" svg:height="0.962cm" draw:transform="rotate (1.5707963267949) translate (5.1cm 8cm)">
          <draw:text-box>
            <text:p>p<text:span text:style-name="T1">y11B</text:span> [MeV/c]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1" draw:layer="layout" svg:width="14.5cm" svg:height="12cm" svg:x="6cm" svg:y="0.5cm">
          <draw:image xlink:href="Pictures/10000001000004F00000040EAB85BDE6D99BF66C.png" xlink:type="simple" xlink:show="embed" xlink:actuate="onLoad" draw:mime-type="image/png">
            <text:p/>
          </draw:image>
        </draw:frame>
        <draw:frame draw:style-name="gr10" draw:text-style-name="P4" draw:layer="layout" svg:width="4.2cm" svg:height="0.962cm" draw:transform="rotate (1.5707963267949) translate (5.1cm 8cm)">
          <draw:text-box>
            <text:p>p<text:span text:style-name="T1">x11B</text:span> [MeV/c]</text:p>
          </draw:text-box>
        </draw:frame>
        <draw:frame draw:style-name="gr9" draw:text-style-name="P4" draw:layer="layout" svg:width="7cm" svg:height="0.962cm" svg:x="11.4cm" svg:y="12.538cm">
          <draw:text-box>
            <text:p>p<text:span text:style-name="T1">xmiss</text:span> [MeV/c]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1T20:02:14.208989138</meta:creation-date>
    <dc:date>2025-04-01T20:22:37.777193788</dc:date>
    <meta:editing-duration>PT7M33S</meta:editing-duration>
    <meta:editing-cycles>2</meta:editing-cycles>
    <meta:generator>LibreOffice/7.3.7.2$Linux_X86_64 LibreOffice_project/30$Build-2</meta:generator>
    <meta:document-statistic meta:object-count="43"/>
  </office:meta>
</office:document-meta>
</file>